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662.63pt" svg:y="57.23pt">
            <loext:p draw:notify-on-update-of-ranges="Sheet1.A16:Sheet1.A19 Sheet1.C16:Sheet1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5.17pt" svg:y="337.89pt">
            <loext:p draw:notify-on-update-of-ranges="Sheet1.A23:Sheet1.A27 Sheet1.B23:Sheet1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 max</text:p>
          </table:table-cell>
          <table:table-cell/>
          <table:table-cell office:value-type="string" calcext:value-type="string">
            <text:p>NuT max</text:p>
          </table:table-cell>
          <table:table-cell/>
          <table:table-cell office:value-type="string" calcext:value-type="string">
            <text:p>Utau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12126" calcext:value-type="float">
            <text:p>0.212126</text:p>
          </table:table-cell>
          <table:table-cell/>
          <table:table-cell office:value-type="float" office:value="0.000301568" calcext:value-type="float">
            <text:p>0.000301568</text:p>
          </table:table-cell>
          <table:table-cell/>
          <table:table-cell office:value-type="float" office:value="0.00607907" calcext:value-type="float">
            <text:p>0.0060790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29022" calcext:value-type="float">
            <text:p>0.229022</text:p>
          </table:table-cell>
          <table:table-cell table:formula="of:=ABS([.B2]-[.B3])/[.B3]*100" office:value-type="float" office:value="7.37745718751911" calcext:value-type="float">
            <text:p>7.3774571875</text:p>
          </table:table-cell>
          <table:table-cell office:value-type="float" office:value="0.000303298" calcext:value-type="float">
            <text:p>0.000303298</text:p>
          </table:table-cell>
          <table:table-cell table:formula="of:=([.D2]-[.D3])/[.D3]*100" office:value-type="float" office:value="-0.570396112074602" calcext:value-type="float">
            <text:p>-0.5703961121</text:p>
          </table:table-cell>
          <table:table-cell office:value-type="float" office:value="0.0072701" calcext:value-type="float">
            <text:p>0.0072701</text:p>
          </table:table-cell>
          <table:table-cell table:formula="of:=ABS([.F2]-[.F3])/[.F3]*100" office:value-type="float" office:value="16.3825807072805" calcext:value-type="float">
            <text:p>16.38258070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34666" calcext:value-type="float">
            <text:p>0.234666</text:p>
          </table:table-cell>
          <table:table-cell table:formula="of:=ABS([.B3]-[.B4])/[.B4]*100" office:value-type="float" office:value="2.40512046909223" calcext:value-type="float">
            <text:p>2.4051204691</text:p>
          </table:table-cell>
          <table:table-cell office:value-type="float" office:value="0.00030475" calcext:value-type="float">
            <text:p>0.00030475</text:p>
          </table:table-cell>
          <table:table-cell table:formula="of:=([.D3]-[.D4])/[.D4]*100" office:value-type="float" office:value="-0.476456111566853" calcext:value-type="float">
            <text:p>-0.4764561116</text:p>
          </table:table-cell>
          <table:table-cell office:value-type="float" office:value="0.00772087" calcext:value-type="float">
            <text:p>0.00772087</text:p>
          </table:table-cell>
          <table:table-cell table:formula="of:=ABS([.F3]-[.F4])/[.F4]*100" office:value-type="float" office:value="5.83833169059964" calcext:value-type="float">
            <text:p>5.838331690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32827" calcext:value-type="float">
            <text:p>0.232827</text:p>
          </table:table-cell>
          <table:table-cell table:formula="of:=ABS([.B4]-[.B5])/[.B5]*100" office:value-type="float" office:value="0.789856846499765" calcext:value-type="float">
            <text:p>0.7898568465</text:p>
          </table:table-cell>
          <table:table-cell office:value-type="float" office:value="0.000305853" calcext:value-type="float">
            <text:p>0.000305853</text:p>
          </table:table-cell>
          <table:table-cell table:formula="of:=([.D4]-[.D5])/[.D5]*100" office:value-type="float" office:value="-0.360630760528757" calcext:value-type="float">
            <text:p>-0.3606307605</text:p>
          </table:table-cell>
          <table:table-cell office:value-type="float" office:value="0.00773623" calcext:value-type="float">
            <text:p>0.00773623</text:p>
          </table:table-cell>
          <table:table-cell table:formula="of:=ABS([.F4]-[.F5])/[.F5]*100" office:value-type="float" office:value="0.198546320365344" calcext:value-type="float">
            <text:p>0.198546320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230783" calcext:value-type="float">
            <text:p>0.230783</text:p>
          </table:table-cell>
          <table:table-cell table:formula="of:=ABS([.B5]-[.B6])/[.B6]*100" office:value-type="float" office:value="0.885680487730895" calcext:value-type="float">
            <text:p>0.8856804877</text:p>
          </table:table-cell>
          <table:table-cell office:value-type="float" office:value="0.000306481" calcext:value-type="float">
            <text:p>0.000306481</text:p>
          </table:table-cell>
          <table:table-cell table:formula="of:=([.D5]-[.D6])/[.D6]*100" office:value-type="float" office:value="-0.204906666318619" calcext:value-type="float">
            <text:p>-0.2049066663</text:p>
          </table:table-cell>
          <table:table-cell office:value-type="float" office:value="0.0077413" calcext:value-type="float">
            <text:p>0.0077413</text:p>
          </table:table-cell>
          <table:table-cell table:formula="of:=ABS([.F5]-[.F6])/[.F6]*100" office:value-type="float" office:value="0.0654928758735533" calcext:value-type="float">
            <text:p>0.065492875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229351" calcext:value-type="float">
            <text:p>0.229351</text:p>
          </table:table-cell>
          <table:table-cell table:formula="of:=ABS([.B6]-[.B7])/[.B7]*100" office:value-type="float" office:value="0.624370506341803" calcext:value-type="float">
            <text:p>0.6243705063</text:p>
          </table:table-cell>
          <table:table-cell office:value-type="float" office:value="0.000306832" calcext:value-type="float">
            <text:p>0.000306832</text:p>
          </table:table-cell>
          <table:table-cell table:formula="of:=([.D6]-[.D7])/[.D7]*100" office:value-type="float" office:value="-0.114394847994993" calcext:value-type="float">
            <text:p>-0.114394848</text:p>
          </table:table-cell>
          <table:table-cell office:value-type="float" office:value="0.00774374" calcext:value-type="float">
            <text:p>0.00774374</text:p>
          </table:table-cell>
          <table:table-cell table:formula="of:=ABS([.F6]-[.F7])/[.F7]*100" office:value-type="float" office:value="0.0315093223687812" calcext:value-type="float">
            <text:p>0.031509322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randtl</text:p>
          </table:table-cell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nIt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4898" calcext:value-type="float">
            <text:p>154898</text:p>
          </table:table-cell>
          <table:table-cell table:formula="of:=[.B16]/[.$B$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9667" calcext:value-type="float">
            <text:p>79667</text:p>
          </table:table-cell>
          <table:table-cell table:formula="of:=[.B17]/[.$B$16]" office:value-type="float" office:value="0.514319100311173" calcext:value-type="float">
            <text:p>0.514319100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425" calcext:value-type="float">
            <text:p>33425</text:p>
          </table:table-cell>
          <table:table-cell table:formula="of:=[.B18]/[.$B$16]" office:value-type="float" office:value="0.215787163165438" calcext:value-type="float">
            <text:p>0.21578716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54" calcext:value-type="float">
            <text:p>22454</text:p>
          </table:table-cell>
          <table:table-cell table:formula="of:=[.B19]/[.$B$16]" office:value-type="float" office:value="0.144959909101473" calcext:value-type="float">
            <text:p>0.14495990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float" office:value="0.00786149" calcext:value-type="float">
            <text:p>0.00786149</text:p>
          </table:table-cell>
          <table:table-cell table:formula="of:=([.B23]-[.$B$27])/[.$B$27]*100" office:value-type="float" office:value="1.48912877897895" calcext:value-type="float">
            <text:p>1.48912877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799929" calcext:value-type="float">
            <text:p>0.00799929</text:p>
          </table:table-cell>
          <table:table-cell table:formula="of:=([.B24]-[.$B$27])/[.$B$27]*100" office:value-type="float" office:value="3.26807932725203" calcext:value-type="float">
            <text:p>3.2680793273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778196" calcext:value-type="float">
            <text:p>0.00778196</text:p>
          </table:table-cell>
          <table:table-cell table:formula="of:=([.B25]-[.$B$27])/[.$B$27]*100" office:value-type="float" office:value="0.462423865305814" calcext:value-type="float">
            <text:p>0.4624238653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774866" calcext:value-type="float">
            <text:p>0.00774866</text:p>
          </table:table-cell>
          <table:table-cell table:formula="of:=([.B26]-[.$B$27])/[.$B$27]*100" office:value-type="float" office:value="0.0325323322325672" calcext:value-type="float">
            <text:p>0.0325323322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774614" calcext:value-type="float">
            <text:p>0.00774614</text:p>
          </table:table-cell>
          <table:table-cell table:formula="of:=([.B27]-[.$B$27])/[.$B$27]*100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0.00000000000001" calcext:value-type="float">
            <text:p>1.00E-14</text:p>
          </table:table-cell>
          <table:table-cell office:value-type="float" office:value="0.00774866" calcext:value-type="float">
            <text:p>0.00774866</text:p>
          </table:table-cell>
          <table:table-cell table:formula="of:=([.B33]-[.$B$33])/[.$B$33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1" calcext:value-type="float">
            <text:p>1.00E-11</text:p>
          </table:table-cell>
          <table:table-cell office:value-type="float" office:value="0.00774866" calcext:value-type="float">
            <text:p>0.00774866</text:p>
          </table:table-cell>
          <table:table-cell table:formula="of:=([.B34]-[.$B$33])/[.$B$33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1" calcext:value-type="float">
            <text:p>1.00E-08</text:p>
          </table:table-cell>
          <table:table-cell office:value-type="float" office:value="0.0077487" calcext:value-type="float">
            <text:p>0.0077487</text:p>
          </table:table-cell>
          <table:table-cell table:formula="of:=([.B35]-[.$B$33])/[.$B$33]*100" office:value-type="float" office:value="0.000516218288062226" calcext:value-type="float">
            <text:p>0.0005162183</text:p>
          </table:table-cell>
          <table:table-cell table:number-columns-repeated="4"/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float" office:value="0.00779747" calcext:value-type="float">
            <text:p>0.00779747</text:p>
          </table:table-cell>
          <table:table-cell table:formula="of:=([.B36]-[.$B$33])/[.$B$33]*100" office:value-type="float" office:value="0.629915366011669" calcext:value-type="float">
            <text:p>0.629915366</text:p>
          </table:table-cell>
          <table:table-cell table:number-columns-repeated="4"/>
        </table:table-row>
        <table:table-row table:style-name="ro1">
          <table:table-cell table:style-name="ce1" office:value-type="float" office:value="0.01" calcext:value-type="float">
            <text:p>1.00E-02</text:p>
          </table:table-cell>
          <table:table-cell office:value-type="float" office:value="0.0500638" calcext:value-type="float">
            <text:p>0.0500638</text:p>
          </table:table-cell>
          <table:table-cell table:formula="of:=([.B37]-[.$B$33])/[.$B$33]*100" office:value-type="float" office:value="546.096228251078" calcext:value-type="float">
            <text:p>546.09622825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2:53:16.57621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03:34.897741473</meta:creation-date>
    <dc:date>2019-04-01T07:41:25.506064319</dc:date>
    <meta:editing-duration>PT18H22M29S</meta:editing-duration>
    <meta:editing-cycles>2</meta:editing-cycles>
    <meta:generator>LibreOffice/5.1.6.2$Linux_X86_64 LibreOffice_project/10m0$Build-2</meta:generator>
    <meta:document-statistic meta:table-count="1" meta:cell-count="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16:Sheet1.A19 Sheet1.C16:Sheet1.C19" svg:x="0.319cm" svg:y="0.18cm" svg:width="13.097cm" svg:height="8.645cm">
          <chartooo:coordinate-region svg:x="1.046cm" svg:y="0.38cm" svg:width="12.1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19" chart:class="chart:scatter">
            <chart:domain table:cell-range-address="Sheet1.A16:Sheet1.A1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6:Sheet1.A19</svg:desc>
                </draw:g>
              </table:table-cell>
              <table:table-cell office:value-type="float" office:value="1">
                <text:p>1</text:p>
                <draw:g>
                  <svg:desc>Sheet1.C16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514319100311173">
                <text:p>0.514319100311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215787163165438">
                <text:p>0.215787163165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44959909101473">
                <text:p>0.144959909101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3:Sheet1.B27" svg:x="0.32cm" svg:y="0.18cm" svg:width="13.097cm" svg:height="8.64cm">
          <chartooo:coordinate-region svg:x="1.788cm" svg:y="0.379cm" svg:width="11.2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27" chart:class="chart:scatter">
            <chart:domain table:cell-range-address="Sheet1.A23:Sheet1.A2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A23:Sheet1.A27</svg:desc>
                </draw:g>
              </table:table-cell>
              <table:table-cell office:value-type="float" office:value="0.00786149">
                <text:p>0.00786149</text:p>
                <draw:g>
                  <svg:desc>Sheet1.B23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0.00799929">
                <text:p>0.0079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">
                <text:p>401</text:p>
              </table:table-cell>
              <table:table-cell office:value-type="float" office:value="0.00778196">
                <text:p>0.007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1">
                <text:p>801</text:p>
              </table:table-cell>
              <table:table-cell office:value-type="float" office:value="0.00774866">
                <text:p>0.00774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1">
                <text:p>1601</text:p>
              </table:table-cell>
              <table:table-cell office:value-type="float" office:value="0.00774614">
                <text:p>0.00774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